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Corbel" svg:font-family="Corbel" style:font-adornments="Gra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style="normal" style:text-underline-style="none" style:font-size-asian="18pt" style:font-style-asian="normal" style:font-size-complex="18pt" style:font-style-complex="normal"/>
    </style:style>
    <style:style style:name="P2" style:family="paragraph" style:parent-style-name="Text_20_body" style:list-style-name="L1"/>
    <style:style style:name="P3" style:family="paragraph" style:parent-style-name="Text_20_body">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
      <text:p text:style-name="Heading">Solitaire Chess</text:p>
      <text:p text:style-name="P1">Cahier des charges fonctionnel</text:p>
      <text:p text:style-name="Text_20_body"/>
      <text:p text:style-name="Text_20_body"/>
      <text:p text:style-name="Text_20_body"/>
      <text:p text:style-name="Heading"/>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Le SolitaireChess</text:h>
      <text:p text:style-name="Text_20_body"/>
      <text:p text:style-name="Text_20_body"><text:tab/>Le SolitaireChess est un jeu de réflexion pour un joueur, qui s'appuie sur le jeu d'échecs. Le but de ce jeu est, sur un échiquier réduit sur lequel sont placés différentes pièces d'échecs, d'effectuer des déplacements de pièces, aboutissants toujours à une prise de pièce, afin de n'avoir plus qu'une seule pièce sur l'échiquier à la fin. Les différents déplacements de pièces sont identiques à ceux utilisés aux échecs.</text:p>
      <text:h text:style-name="Heading_20_1" text:outline-level="1">Fonctionnalités du produit</text:h>
      <text:p text:style-name="Text_20_body"/>
      <text:p text:style-name="Text_20_body"><text:tab/>Le produit consistera en une application Java graphique contenant de nombreux niveaux différents de SolitaireChess, regroupés en degrés de difficulté. Les niveaux se dérouleront sur des échiquiers de 4x4.</text:p>
      <text:p text:style-name="Text_20_body"><text:tab/>Lors du lancement de l'exécutable, l'utilisateur arrivera sur un menu d'accueil, comportant différentes options, telles que « Nouvelle partie », « Charger », « Continuer », « Sélectionner un niveau », « Aide », ou encore « Quitter ».</text:p>
      <text:list xml:id="list4729749346303818227" text:style-name="L1">
        <text:list-item>
          <text:list>
            <text:list-item>
              <text:p text:style-name="P2">« Nouvelle partie » permettra à l'utilisateur de recommencer une partie à zéro. Il aura également la possibilité de choisir un degré de difficulté sur lequel débuter, parmi tous les degrés existants.</text:p>
            </text:list-item>
            <text:list-item>
              <text:p text:style-name="P2">« Charger » permettra à l'utilisateur de reprendre une de ses parties, précedemment enregistrée.</text:p>
            </text:list-item>
            <text:list-item>
              <text:p text:style-name="P2">« Continuer » permettra à l'utilisateur de reprendre au dernier niveau effectué.</text:p>
            </text:list-item>
            <text:list-item>
              <text:p text:style-name="P2">« Sélectionner un niveau » permettra à l'utilisateur de sélectionner un niveau parmi ceux déjà terminés auparavant.</text:p>
            </text:list-item>
            <text:list-item>
              <text:p text:style-name="P2">« Aide » énoncera les règles à l'utilisateur, ainsi que le déplacement des pièces.</text:p>
            </text:list-item>
            <text:list-item>
              <text:p text:style-name="P2">« Quitter » ferme le programme, après demande de confirmation à l'utilisateur.</text:p>
            </text:list-item>
          </text:list>
        </text:list-item>
      </text:list>
      <text:p text:style-name="Text_20_body"/>
      <text:p text:style-name="Text_20_body"><text:tab/>En jeu, l'utilisateur aura accès à différentes options par le biais de menus, permettant notamment d'enregistrer sa progression (niveau et score), de retourner au niveau principal, de recommencer le niveau actuel, ou encore d'annuler son dernier coup.</text:p>
      <text:p text:style-name="Text_20_body"><text:tab/>L'utilisateur déplacera ses pièces à la souris. Cliquer sur une pièce, affichera une représentation des mouvements possibles de la pièce sélectionnée sur l'échiquier. Les niveaux s'enchaîneront par ordre croissant de difficulté.</text:p>
      <text:p text:style-name="P3"><text:tab/>L'intégrité du jeu reposera sur un système de monnaie-score : le joueur disposera d'un score unique, qui représentera le score total accumulé depuis le début de sa partie. Ce score s'incrémentera à chaque prise de pièce, et à chaque accomplissement de niveau. Ces incrémentations pourront être affectées par différents facteurs, tels que le niveau de difficulté, ou le nombre d'essais de l'utilisateur. Ce score permettra à l'utilisateur d'acheter une annulation de dernier coup (action gratuite pour les premiers niveaux) ou encore d'afficher des indices, qui indiqueront à l'utilisateur quel coup il doit effectuer afin de poursuivre son niveau.</text:p>
      <text:p text:style-name="P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Corbel" svg:font-family="Corbel" style:font-adornments="Gra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ab-stops/>
      </style:paragraph-properties>
      <style:text-properties style:font-name="Corbel" fo:font-size="28pt" fo:font-weight="bold"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paragraph-properties fo:margin-left="1cm" fo:margin-right="0cm" fo:text-align="start" style:justify-single-word="false" fo:text-indent="-0.76cm" style:auto-text-indent="false">
        <style:tab-stops/>
      </style:paragraph-properties>
      <style:text-properties fo:font-size="22pt" fo:font-weight="bold" style:font-size-asian="115%" style:font-weight-asian="bold" style:font-size-complex="115%" style:font-weight-complex="norma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baut EMION</meta:initial-creator>
    <meta:creation-date>2016-06-12T13:03:31.64</meta:creation-date>
    <dc:date>2016-06-12T15:12:35.79</dc:date>
    <dc:creator>Thibaut EMION</dc:creator>
    <meta:editing-duration>PT21M25S</meta:editing-duration>
    <meta:editing-cycles>3</meta:editing-cycles>
    <meta:generator>OpenOffice/4.1.1$Win32 OpenOffice.org_project/411m6$Build-9775</meta:generator>
    <meta:document-statistic meta:table-count="0" meta:image-count="0" meta:object-count="0" meta:page-count="2" meta:paragraph-count="16" meta:word-count="421" meta:character-count="2734"/>
  </office:meta>
</office:document-meta>
</file>